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OLLOS MUÑOZ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069180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399309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LORES MUÑOZ JEIN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06866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3 993 09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MUÑOZ LLAJA WIL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097177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SI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5000</text:p>
          </table:table-cell>
          <table:table-cell table:style-name="Tableau1.D2" office:value-type="string">
            <text:p text:style-name="P10">105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5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845196</text:p>
          </table:table-cell>
          <table:table-cell table:style-name="Tabla2.D3" office:value-type="string">
            <text:p text:style-name="P17">10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41:2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